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416cm" style:rel-column-width="5461*"/>
    </style:style>
    <style:style style:name="Tabell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a1.L1" style:family="table-cell" style:data-style-name="N0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none" fo:border-top="none" fo:border-bottom="0.002cm solid #000000"/>
    </style:style>
    <style:style style:name="Tabella1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A:</text:p>
      <text:p text:style-name="Standard"/>
      <text:p text:style-name="Standard">Data una griglia di 12 colonne ed N righe, riempita con una serie di blocchi di cui conosco dimensione e coordinate, vogliamo inserire un blocco in posizione [0,0] grande 3x4.</text:p>
      <text:p text:style-name="Standard">Le coordinate X vanno da 0 a 11 partendo dall'alto andando da sinistra a destra.</text:p>
      <text:p text:style-name="Standard">Le coordinate Y vanno da 0 a N partendo dall'alto e andando verso il basso.</text:p>
      <text:p text:style-name="Standard">L'ordinamento dei blocchi va da sinistra verso destra e dall'alto verso il basso.</text:p>
      <text:p text:style-name="Standard"/>
      <text:p text:style-name="Standard">Una volta inserito il blocco, tutti gli altri blocchi dovranno spostarsi mantenendo l'ordinamento e riempiendo più spazi possibili. Per spostare i blocchi devo dare loro una nuova coordinata. Vogliamo le coordinate dei blocchi spostasti con il nuovo blocco inserito.</text:p>
      <text:p text:style-name="Standard"/>
      <text:p text:style-name="P1">Blocco X: LxH – [x,y]</text:p>
      <text:p text:style-name="Standard">Blocco 0: 4x4 – [0,0]</text:p>
      <text:p text:style-name="Standard">Blocco 1: 4x4 – [4,0]</text:p>
      <text:p text:style-name="Standard">Blocco 2: 4x4 – [8,0]</text:p>
      <text:p text:style-name="Standard">Blocco 3: 3x3 – [0,4]</text:p>
      <text:p text:style-name="Standard">Blocco 4: 3x3 – [3,4]</text:p>
      <text:p text:style-name="Standard">Blocco 5: 6x3 – [6,4]</text:p>
      <text:p text:style-name="Standard">Blocco 6: 6x4 – [0,7]</text:p>
      <text:p text:style-name="Standard">Blocco 7: 3x4 – [6,7]</text:p>
      <text:p text:style-name="Standard">Blocco 8: 3x4 – [10,7]</text:p>
      <text:p text:style-name="Standard"/>
      <table:table table:name="Tabella1" table:style-name="Tabella1">
        <table:table-column table:style-name="Tabella1.A" table:number-columns-repeated="12"/>
        <table:table-row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A1">
            <text:p text:style-name="Table_20_Contents"/>
          </table:table-cell>
          <table:table-cell table:style-name="Tabella1.L1">
            <text:p text:style-name="Table_20_Contents"/>
          </table:table-cell>
        </table:table-row>
        <table:table-row>
          <table:table-cell table:style-name="Tabella1.A2">
            <text:p text:style-name="Table_20_Contents"/>
          </table:table-cell>
          <table:table-cell table:style-name="Tabella1.A2">
            <text:p text:style-name="Table_20_Contents"/>
          </table:table-cell>
          <table:table-cell table:style-name="Tabella1.A2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A2">
            <text:p text:style-name="Table_20_Contents"/>
          </table:table-cell>
          <table:table-cell table:style-name="Tabella1.A2">
            <text:p text:style-name="Table_20_Contents"/>
          </table:table-cell>
          <table:table-cell table:style-name="Tabella1.A2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  <table:table-row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  <table:table-cell table:style-name="Tabella1.L2" office:value-type="string">
            <text:p text:style-name="Table_20_Contents"/>
          </table:table-cell>
        </table:table-row>
      </table:table>
      <text:p text:style-name="Standard"><text:soft-page-break/></text:p>
      <text:p text:style-name="P2"/>
      <text:p text:style-name="P2">POSSIBILE SOLUZIONE:</text:p>
      <text:p text:style-name="Standard"/>
      <text:p text:style-name="Standard">Tengo traccia su un array delle posizioni occupate nella griglia. Ad esempio le coordinate [3,1] hanno valore 15 all'interno dell'array, ovvero il conteggio totale dei quadratini partendo sempre dal primo fino al quadratino nella coordinata desiderata ( 15 = 3 + ( 12 * 1 ) )</text:p>
      <text:p text:style-name="Standard"/>
      <text:p text:style-name="Standard">Inserisco il nuovo blocco nella prima posizione e configuro l'array delle posizioni occupate.</text:p>
      <text:p text:style-name="Standard">Ciclo tutti i blocchi e comincio a cercare la possibile posizione. Per prima cosa cerco i “buchi” nell'array delle posizioni, ovvero tutti gli indici non consecutivi. Per ognuno dei “buchi” vedo se il blocco può essere posizionato: se la sua larghezza supera quella della griglia il blocco non ci sta; se il suo indice di posizione è già presente nell'array, allora non ci sta; se questi controlli passano allora ho trovato una posizione. </text:p>
      <text:p text:style-name="Standard">Se non ci sono spazi liberi, devo continuare dall'ultimo indice disponibile: controllo semplicemente che il blocco in quella posizione non superi la larghezza della griglia, fino a quando trovo uno spazio libero.</text:p>
      <text:p text:style-name="Standard">Trovato l'indice lo trasformo in coordinata della griglia, inserisco il blocco e tengo traccia delle nuove posizioni occupate. Inoltre, per mantenere l'ordine riempio i “buchi” precedenti all'ultimo indice inserito.</text:p>
      <text:p text:style-name="Standard">Continuo poi per i blocchi riman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Forgiarini</meta:initial-creator>
    <meta:creation-date>2019-01-21T08:07:01</meta:creation-date>
    <dc:date>2019-01-21T08:56:48</dc:date>
    <dc:creator>Simone Forgiarini</dc:creator>
    <meta:editing-duration>PT49M48S</meta:editing-duration>
    <meta:editing-cycles>15</meta:editing-cycles>
    <meta:generator>OpenOffice/4.1.6$Unix OpenOffice.org_project/416m1$Build-9790</meta:generator>
    <meta:document-statistic meta:table-count="1" meta:image-count="0" meta:object-count="0" meta:page-count="4" meta:paragraph-count="23" meta:word-count="365" meta:character-count="2188"/>
  </office:meta>
</office:document-meta>
</file>